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21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rse-mech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8:32:00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2868" calcext:value-type="float">
            <text:p>0.2868</text:p>
          </table:table-cell>
          <table:table-cell office:value-type="float" office:value="17.7079" calcext:value-type="float">
            <text:p>17.7079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7029" calcext:value-type="float">
            <text:p>0.70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32:1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309" calcext:value-type="float">
            <text:p>0.309</text:p>
          </table:table-cell>
          <table:table-cell table:style-name="ce2" office:value-type="float" office:value="18.8307" calcext:value-type="float">
            <text:p>18.8307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6819" calcext:value-type="float">
            <text:p>0.68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32:1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2691" calcext:value-type="float">
            <text:p>0.2691</text:p>
          </table:table-cell>
          <table:table-cell office:value-type="float" office:value="18.1293" calcext:value-type="float">
            <text:p>18.129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188" calcext:value-type="float">
            <text:p>0.71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32:31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table:style-name="ce2" office:value-type="float" office:value="0.3135" calcext:value-type="float">
            <text:p>0.3135</text:p>
          </table:table-cell>
          <table:table-cell office:value-type="float" office:value="18.5277" calcext:value-type="float">
            <text:p>18.5277</text:p>
          </table:table-cell>
          <table:table-cell office:value-type="float" office:value="0.8958" calcext:value-type="float">
            <text:p>0.8958</text:p>
          </table:table-cell>
          <table:table-cell table:style-name="ce2" office:value-type="float" office:value="0.6746" calcext:value-type="float">
            <text:p>0.67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32:3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3053" calcext:value-type="float">
            <text:p>0.3053</text:p>
          </table:table-cell>
          <table:table-cell office:value-type="float" office:value="18.4519" calcext:value-type="float">
            <text:p>18.4519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681" calcext:value-type="float">
            <text:p>0.6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32:4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3117" calcext:value-type="float">
            <text:p>0.3117</text:p>
          </table:table-cell>
          <table:table-cell office:value-type="float" office:value="18.7358" calcext:value-type="float">
            <text:p>18.7358</text:p>
          </table:table-cell>
          <table:table-cell table:style-name="ce2" office:value-type="float" office:value="0.9199" calcext:value-type="float">
            <text:p>0.9199</text:p>
          </table:table-cell>
          <table:table-cell office:value-type="float" office:value="0.679" calcext:value-type="float">
            <text:p>0.6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8:34:08.853201601</dc:date>
    <meta:editing-duration>PT38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